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6808" calcext:value-type="float">
            <text:p>60.5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2048" calcext:value-type="float">
            <text:p>60.5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9584" calcext:value-type="float">
            <text:p>60.6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044" calcext:value-type="float">
            <text:p>60.6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5032" calcext:value-type="float">
            <text:p>60.8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5032" calcext:value-type="float">
            <text:p>60.8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3528" calcext:value-type="float">
            <text:p>60.9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8768" calcext:value-type="float">
            <text:p>61.0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1272" calcext:value-type="float">
            <text:p>61.2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6616" calcext:value-type="float">
            <text:p>61.3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5824" calcext:value-type="float">
            <text:p>61.0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9352" calcext:value-type="float">
            <text:p>61.1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344" calcext:value-type="float">
            <text:p>61.0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0584" calcext:value-type="float">
            <text:p>61.0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5824" calcext:value-type="float">
            <text:p>61.0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5448" calcext:value-type="float">
            <text:p>61.1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0208" calcext:value-type="float">
            <text:p>61.1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7912" calcext:value-type="float">
            <text:p>61.0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8352" calcext:value-type="float">
            <text:p>60.7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8248" calcext:value-type="float">
            <text:p>60.6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528" calcext:value-type="float">
            <text:p>60.6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3384" calcext:value-type="float">
            <text:p>60.6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948" calcext:value-type="float">
            <text:p>60.6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4992" calcext:value-type="float">
            <text:p>60.5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0232" calcext:value-type="float">
            <text:p>60.5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9752" calcext:value-type="float">
            <text:p>60.4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6704" calcext:value-type="float">
            <text:p>60.4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7352" calcext:value-type="float">
            <text:p>60.3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0128" calcext:value-type="float">
            <text:p>60.4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7832" calcext:value-type="float">
            <text:p>60.3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7352" calcext:value-type="float">
            <text:p>60.3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2032" calcext:value-type="float">
            <text:p>59.6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7232" calcext:value-type="float">
            <text:p>59.3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7232" calcext:value-type="float">
            <text:p>59.3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0968" calcext:value-type="float">
            <text:p>59.5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2784" calcext:value-type="float">
            <text:p>59.6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8896" calcext:value-type="float">
            <text:p>60.5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8896" calcext:value-type="float">
            <text:p>60.5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6704" calcext:value-type="float">
            <text:p>60.4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4992" calcext:value-type="float">
            <text:p>60.5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8896" calcext:value-type="float">
            <text:p>60.5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3384" calcext:value-type="float">
            <text:p>60.6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1296" calcext:value-type="float">
            <text:p>60.6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6056" calcext:value-type="float">
            <text:p>60.6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7224" calcext:value-type="float">
            <text:p>60.8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344" calcext:value-type="float">
            <text:p>61.0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8768" calcext:value-type="float">
            <text:p>61.0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9352" calcext:value-type="float">
            <text:p>61.1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2128" calcext:value-type="float">
            <text:p>61.2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344" calcext:value-type="float">
            <text:p>61.0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3528" calcext:value-type="float">
            <text:p>60.9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9352" calcext:value-type="float">
            <text:p>61.1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6032" calcext:value-type="float">
            <text:p>61.2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1272" calcext:value-type="float">
            <text:p>61.2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2128" calcext:value-type="float">
            <text:p>61.2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1376" calcext:value-type="float">
            <text:p>61.3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6616" calcext:value-type="float">
            <text:p>61.3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4424" calcext:value-type="float">
            <text:p>61.3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608" calcext:value-type="float">
            <text:p>61.2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1272" calcext:value-type="float">
            <text:p>61.2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8352" calcext:value-type="float">
            <text:p>60.7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3968" calcext:value-type="float">
            <text:p>60.7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5408" calcext:value-type="float">
            <text:p>60.7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0648" calcext:value-type="float">
            <text:p>60.8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624" calcext:value-type="float">
            <text:p>60.6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2784" calcext:value-type="float">
            <text:p>59.6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2032" calcext:value-type="float">
            <text:p>59.6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7352" calcext:value-type="float">
            <text:p>60.3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1464" calcext:value-type="float">
            <text:p>60.4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516" calcext:value-type="float">
            <text:p>60.3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1464" calcext:value-type="float">
            <text:p>60.4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4992" calcext:value-type="float">
            <text:p>60.5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9" calcext:value-type="float">
            <text:p>60.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4512" calcext:value-type="float">
            <text:p>60.4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5848" calcext:value-type="float">
            <text:p>60.5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6808" calcext:value-type="float">
            <text:p>60.5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8896" calcext:value-type="float">
            <text:p>60.5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624" calcext:value-type="float">
            <text:p>60.6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528" calcext:value-type="float">
            <text:p>60.6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0816" calcext:value-type="float">
            <text:p>60.6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8248" calcext:value-type="float">
            <text:p>60.6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044" calcext:value-type="float">
            <text:p>60.6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6368" calcext:value-type="float">
            <text:p>60.8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0648" calcext:value-type="float">
            <text:p>60.8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0648" calcext:value-type="float">
            <text:p>60.8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8016" calcext:value-type="float">
            <text:p>61.0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0208" calcext:value-type="float">
            <text:p>61.1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0584" calcext:value-type="float">
            <text:p>61.0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2984" calcext:value-type="float">
            <text:p>61.2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1272" calcext:value-type="float">
            <text:p>61.2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936" calcext:value-type="float">
            <text:p>61.2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1272" calcext:value-type="float">
            <text:p>61.2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2712" calcext:value-type="float">
            <text:p>61.3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388" calcext:value-type="float">
            <text:p>61.5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6928" calcext:value-type="float">
            <text:p>61.5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6072" calcext:value-type="float">
            <text:p>61.5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7408" calcext:value-type="float">
            <text:p>61.5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8368" calcext:value-type="float">
            <text:p>61.6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4944" calcext:value-type="float">
            <text:p>61.6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5048" calcext:value-type="float">
            <text:p>61.7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868" calcext:value-type="float">
            <text:p>61.8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2208" calcext:value-type="float">
            <text:p>61.8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0496" calcext:value-type="float">
            <text:p>61.8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3648" calcext:value-type="float">
            <text:p>61.9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7656" calcext:value-type="float">
            <text:p>62.0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0808" calcext:value-type="float">
            <text:p>62.0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6048" calcext:value-type="float">
            <text:p>62.1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0432" calcext:value-type="float">
            <text:p>62.1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7384" calcext:value-type="float">
            <text:p>62.1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1288" calcext:value-type="float">
            <text:p>62.1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1832" calcext:value-type="float">
            <text:p>61.9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8304" calcext:value-type="float">
            <text:p>61.8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4296" calcext:value-type="float">
            <text:p>61.8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5528" calcext:value-type="float">
            <text:p>61.7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9808" calcext:value-type="float">
            <text:p>61.7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3712" calcext:value-type="float">
            <text:p>61.7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8368" calcext:value-type="float">
            <text:p>61.6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4736" calcext:value-type="float">
            <text:p>61.5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1688" calcext:value-type="float">
            <text:p>61.5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3296" calcext:value-type="float">
            <text:p>61.4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3776" calcext:value-type="float">
            <text:p>61.4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2168" calcext:value-type="float">
            <text:p>61.5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0832" calcext:value-type="float">
            <text:p>61.5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2648" calcext:value-type="float">
            <text:p>61.5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7888" calcext:value-type="float">
            <text:p>61.5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3128" calcext:value-type="float">
            <text:p>61.6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0664" calcext:value-type="float">
            <text:p>61.7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2376" calcext:value-type="float">
            <text:p>61.6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9536" calcext:value-type="float">
            <text:p>61.8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0288" calcext:value-type="float">
            <text:p>61.7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3336" calcext:value-type="float">
            <text:p>61.7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7136" calcext:value-type="float">
            <text:p>61.6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8952" calcext:value-type="float">
            <text:p>61.7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7992" calcext:value-type="float">
            <text:p>61.6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8848" calcext:value-type="float">
            <text:p>61.6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7136" calcext:value-type="float">
            <text:p>61.6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8952" calcext:value-type="float">
            <text:p>61.7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4296" calcext:value-type="float">
            <text:p>61.8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2208" calcext:value-type="float">
            <text:p>61.8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5256" calcext:value-type="float">
            <text:p>61.8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3064" calcext:value-type="float">
            <text:p>61.8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0392" calcext:value-type="float">
            <text:p>61.8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0288" calcext:value-type="float">
            <text:p>61.7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9808" calcext:value-type="float">
            <text:p>61.7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4568" calcext:value-type="float">
            <text:p>61.6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5696" calcext:value-type="float">
            <text:p>61.5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7408" calcext:value-type="float">
            <text:p>61.5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4736" calcext:value-type="float">
            <text:p>61.5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9496" calcext:value-type="float">
            <text:p>61.4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7304" calcext:value-type="float">
            <text:p>61.4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5112" calcext:value-type="float">
            <text:p>61.4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3776" calcext:value-type="float">
            <text:p>61.4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1208" calcext:value-type="float">
            <text:p>61.4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9872" calcext:value-type="float">
            <text:p>61.4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6448" calcext:value-type="float">
            <text:p>61.4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8744" calcext:value-type="float">
            <text:p>61.5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0184" calcext:value-type="float">
            <text:p>61.6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9912" calcext:value-type="float">
            <text:p>61.7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9536" calcext:value-type="float">
            <text:p>61.8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0288" calcext:value-type="float">
            <text:p>61.7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4568" calcext:value-type="float">
            <text:p>61.6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0288" calcext:value-type="float">
            <text:p>61.7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0664" calcext:value-type="float">
            <text:p>61.7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6384" calcext:value-type="float">
            <text:p>61.7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0392" calcext:value-type="float">
            <text:p>61.8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4296" calcext:value-type="float">
            <text:p>61.8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9808" calcext:value-type="float">
            <text:p>61.7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7616" calcext:value-type="float">
            <text:p>61.6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7136" calcext:value-type="float">
            <text:p>61.6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3984" calcext:value-type="float">
            <text:p>61.5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8264" calcext:value-type="float">
            <text:p>61.5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6928" calcext:value-type="float">
            <text:p>61.5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8264" calcext:value-type="float">
            <text:p>61.5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4632" calcext:value-type="float">
            <text:p>61.4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0352" calcext:value-type="float">
            <text:p>61.4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2168" calcext:value-type="float">
            <text:p>61.5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2168" calcext:value-type="float">
            <text:p>61.5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2648" calcext:value-type="float">
            <text:p>61.5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456" calcext:value-type="float">
            <text:p>61.5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7408" calcext:value-type="float">
            <text:p>61.5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1208" calcext:value-type="float">
            <text:p>61.4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0728" calcext:value-type="float">
            <text:p>61.4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9016" calcext:value-type="float">
            <text:p>61.4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7576" calcext:value-type="float">
            <text:p>61.3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5952" calcext:value-type="float">
            <text:p>60.5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8</text:p>
          </table:table-cell>
          <table:table-cell office:value-type="string" calcext:value-type="string">
            <text:p>ZION-USGS-2 (IL Beach SP)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38" meta:object-count="0"/>
    <meta:user-defined meta:name="AppVersion">3.0</meta:user-defined>
  </office:meta>
</office:document-meta>
</file>